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f23" officeooo:paragraph-rsid="00066f23"/>
    </style:style>
    <style:style style:name="P2" style:family="paragraph" style:parent-style-name="Standard">
      <style:text-properties officeooo:rsid="00066f23" officeooo:paragraph-rsid="00066f23"/>
    </style:style>
    <style:style style:name="P3" style:family="paragraph" style:parent-style-name="Standard">
      <style:text-properties officeooo:rsid="000d1af5" officeooo:paragraph-rsid="000d1af5"/>
    </style:style>
    <style:style style:name="T1" style:family="text">
      <style:text-properties officeooo:rsid="0008f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PDF <text:span text:style-name="T1">2</text:span></text:p>
      <text:p text:style-name="P1"/>
      <text:p text:style-name="P1"/>
      <text:p text:style-name="P1">This is a placeholder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This PDF has two pages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39:31.303147506</meta:creation-date>
    <dc:date>2023-08-24T11:47:43.088927487</dc:date>
    <meta:editing-duration>PT7M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" meta:word-count="13" meta:character-count="60" meta:non-whitespace-character-count="50"/>
  </office:meta>
</office:document-meta>
</file>